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6A4000006A0CBA9616E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6.96cm" draw:z-index="0"><draw:image xlink:href="Pictures/10000001000006A4000006A0CBA961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21:44:40.564648000</meta:creation-date>
    <dc:date>2025-11-11T21:44:54.779308000</dc:date>
    <meta:editing-duration>PT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2.2$MacOSX_AARCH64 LibreOffice_project/d401f2107ccab8f924a8e2df40f573aab7605b6f</meta:generator>
  </office:meta>
</office:document-meta>
</file>